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auto-grow-width="true" fo:min-height="10.232cm" fo:min-width="18.73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line-height="200%"/>
    </style:style>
    <style:style style:name="P2" style:family="paragraph">
      <style:paragraph-properties fo:line-height="200%"/>
      <style:text-properties fo:font-size="20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<text:tab/><text:tab/><text:tab/><text:tab/>L’@ttitude</text:p>
          </draw:text-box>
        </draw:frame>
        <draw:frame presentation:style-name="pr2" draw:text-style-name="P2" draw:layer="layout" svg:width="18.736cm" svg:height="10.232cm" svg:x="4.664cm" svg:y="4.084cm" presentation:class="subtitle" presentation:user-transformed="true">
          <draw:text-box>
            <text:p text:style-name="P1"><text:span text:style-name="T1">- Mise en avant jeu du moment </text:span></text:p>
            <text:p text:style-name="P1"><text:span text:style-name="T1">- Actualité studio / jeux / Newsletter</text:span></text:p>
            <text:p text:style-name="P1"><text:span text:style-name="T1">- présentation et achat en ligne des jeux </text:span></text:p>
            <text:p text:style-name="P1"><text:span text:style-name="T1">- calendrier pour gestion d’évènements </text:span></text:p>
            <text:p text:style-name="P1"><text:span text:style-name="T1">- Création de compte utilisateur </text:span></text:p>
            <text:p text:style-name="P1"><text:span text:style-name="T1">- Panneau d’administration</text:span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7:30:13.523209305</meta:creation-date>
    <meta:editing-duration>PT29S</meta:editing-duration>
    <meta:editing-cycles>2</meta:editing-cycles>
    <meta:generator>LibreOffice/6.0.7.3$Linux_X86_64 LibreOffice_project/00m0$Build-3</meta:generator>
    <dc:title>Bright Blue</dc:title>
    <dc:date>2019-04-03T18:53:59.958584450</dc:date>
    <meta:document-statistic meta:object-count="26"/>
  </office:meta>
</office:document-meta>
</file>